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3e40" officeooo:paragraph-rsid="000a3e40"/>
    </style:style>
    <style:style style:name="P2" style:family="paragraph" style:parent-style-name="Standard">
      <style:text-properties officeooo:rsid="000a3e40" officeooo:paragraph-rsid="000aeb3b"/>
    </style:style>
    <style:style style:name="P3" style:family="paragraph" style:parent-style-name="Standard">
      <style:text-properties officeooo:rsid="000a3e40" officeooo:paragraph-rsid="0019db83"/>
    </style:style>
    <style:style style:name="P4" style:family="paragraph" style:parent-style-name="Standard">
      <style:text-properties officeooo:rsid="000aeb3b" officeooo:paragraph-rsid="000aeb3b"/>
    </style:style>
    <style:style style:name="P5" style:family="paragraph" style:parent-style-name="Standard">
      <style:text-properties officeooo:rsid="000d2914" officeooo:paragraph-rsid="000d2914"/>
    </style:style>
    <style:style style:name="P6" style:family="paragraph" style:parent-style-name="Standard">
      <style:text-properties officeooo:rsid="0010523e" officeooo:paragraph-rsid="0010523e"/>
    </style:style>
    <style:style style:name="P7" style:family="paragraph" style:parent-style-name="Standard">
      <style:text-properties officeooo:rsid="0011f994" officeooo:paragraph-rsid="0011f994"/>
    </style:style>
    <style:style style:name="P8" style:family="paragraph" style:parent-style-name="Standard">
      <style:text-properties officeooo:rsid="0013b205" officeooo:paragraph-rsid="0013b205"/>
    </style:style>
    <style:style style:name="P9" style:family="paragraph" style:parent-style-name="Standard">
      <style:text-properties officeooo:rsid="00152719" officeooo:paragraph-rsid="00152719"/>
    </style:style>
    <style:style style:name="P10" style:family="paragraph" style:parent-style-name="Standard">
      <style:text-properties officeooo:rsid="0016e869" officeooo:paragraph-rsid="0016e869"/>
    </style:style>
    <style:style style:name="P11" style:family="paragraph" style:parent-style-name="Standard">
      <style:text-properties officeooo:rsid="00187458" officeooo:paragraph-rsid="00187458"/>
    </style:style>
    <style:style style:name="P12" style:family="paragraph" style:parent-style-name="Standard">
      <style:text-properties fo:font-weight="bold" officeooo:rsid="00187458" officeooo:paragraph-rsid="00187458" style:font-weight-asian="bold" style:font-weight-complex="bold"/>
    </style:style>
    <style:style style:name="P13" style:family="paragraph" style:parent-style-name="Standard">
      <style:text-properties fo:font-weight="bold" officeooo:rsid="001b02dc" officeooo:paragraph-rsid="001b02dc" style:font-weight-asian="bold" style:font-weight-complex="bold"/>
    </style:style>
    <style:style style:name="P14" style:family="paragraph" style:parent-style-name="Standard">
      <style:text-properties fo:font-weight="bold" officeooo:rsid="001dbd6d" officeooo:paragraph-rsid="001dbd6d" style:font-weight-asian="bold" style:font-weight-complex="bold"/>
    </style:style>
    <style:style style:name="P15" style:family="paragraph" style:parent-style-name="Standard">
      <style:text-properties fo:font-weight="normal" officeooo:rsid="001b02dc" officeooo:paragraph-rsid="001b02dc" style:font-weight-asian="normal" style:font-weight-complex="normal"/>
    </style:style>
    <style:style style:name="P16" style:family="paragraph" style:parent-style-name="Standard">
      <style:text-properties fo:font-weight="normal" officeooo:rsid="001dbd6d" officeooo:paragraph-rsid="001dbd6d" style:font-weight-asian="normal" style:font-weight-complex="normal"/>
    </style:style>
    <style:style style:name="P17" style:family="paragraph" style:parent-style-name="Standard">
      <style:text-properties fo:font-weight="normal" officeooo:rsid="000a3e40" officeooo:paragraph-rsid="001b02dc" style:font-weight-asian="normal" style:font-weight-complex="normal"/>
    </style:style>
    <style:style style:name="P18" style:family="paragraph" style:parent-style-name="Standard">
      <style:text-properties fo:font-weight="normal" officeooo:rsid="000a3e40" officeooo:paragraph-rsid="001e8df6" style:font-weight-asian="normal" style:font-weight-complex="normal"/>
    </style:style>
    <style:style style:name="P19" style:family="paragraph" style:parent-style-name="Standard">
      <style:text-properties fo:font-weight="normal" officeooo:rsid="000a3e40" officeooo:paragraph-rsid="00265142" style:font-weight-asian="normal" style:font-weight-complex="normal"/>
    </style:style>
    <style:style style:name="P20" style:family="paragraph" style:parent-style-name="Standard">
      <style:text-properties fo:font-weight="normal" officeooo:rsid="000a3e40" officeooo:paragraph-rsid="00281c6d" style:font-weight-asian="normal" style:font-weight-complex="normal"/>
    </style:style>
    <style:style style:name="P21" style:family="paragraph" style:parent-style-name="Standard">
      <style:text-properties fo:font-weight="normal" officeooo:rsid="0023c0fb" officeooo:paragraph-rsid="0031c20f" style:font-weight-asian="normal" style:font-weight-complex="normal"/>
    </style:style>
    <style:style style:name="P22" style:family="paragraph" style:parent-style-name="Standard">
      <style:text-properties fo:font-weight="normal" officeooo:rsid="00272730" officeooo:paragraph-rsid="00272730" style:font-weight-asian="normal" style:font-weight-complex="normal"/>
    </style:style>
    <style:style style:name="P23" style:family="paragraph" style:parent-style-name="Standard">
      <style:text-properties fo:font-weight="normal" officeooo:rsid="002960ee" officeooo:paragraph-rsid="002960ee" style:font-weight-asian="normal" style:font-weight-complex="normal"/>
    </style:style>
    <style:style style:name="P24" style:family="paragraph" style:parent-style-name="Standard">
      <style:text-properties fo:font-weight="normal" officeooo:rsid="003328f5" officeooo:paragraph-rsid="003328f5" style:font-weight-asian="normal" style:font-weight-complex="normal"/>
    </style:style>
    <style:style style:name="P25" style:family="paragraph" style:parent-style-name="Standard">
      <style:text-properties fo:font-weight="normal" officeooo:rsid="003727ee" officeooo:paragraph-rsid="003727ee" style:font-weight-asian="normal" style:font-weight-complex="normal"/>
    </style:style>
    <style:style style:name="P26" style:family="paragraph" style:parent-style-name="Standard">
      <style:text-properties fo:font-weight="normal" officeooo:rsid="00377e2a" officeooo:paragraph-rsid="00377e2a" style:font-weight-asian="normal" style:font-weight-complex="normal"/>
    </style:style>
    <style:style style:name="P27" style:family="paragraph" style:parent-style-name="Standard">
      <style:text-properties fo:font-weight="normal" officeooo:rsid="003ea267" officeooo:paragraph-rsid="003ea267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48058" officeooo:paragraph-rsid="00448058" style:font-size-asian="16pt" style:font-weight-asian="bold" style:font-size-complex="16pt" style:font-weight-complex="bold"/>
    </style:style>
    <style:style style:name="T1" style:family="text">
      <style:text-properties officeooo:rsid="000c4d97"/>
    </style:style>
    <style:style style:name="T2" style:family="text">
      <style:text-properties officeooo:rsid="0010efb3"/>
    </style:style>
    <style:style style:name="T3" style:family="text">
      <style:text-properties officeooo:rsid="0012c89f"/>
    </style:style>
    <style:style style:name="T4" style:family="text">
      <style:text-properties officeooo:rsid="0016bbdd"/>
    </style:style>
    <style:style style:name="T5" style:family="text">
      <style:text-properties officeooo:rsid="001800a5"/>
    </style:style>
    <style:style style:name="T6" style:family="text">
      <style:text-properties officeooo:rsid="0019db83"/>
    </style:style>
    <style:style style:name="T7" style:family="text">
      <style:text-properties officeooo:rsid="001ff0d7"/>
    </style:style>
    <style:style style:name="T8" style:family="text">
      <style:text-properties officeooo:rsid="0021874d"/>
    </style:style>
    <style:style style:name="T9" style:family="text">
      <style:text-properties officeooo:rsid="002457cf"/>
    </style:style>
    <style:style style:name="T10" style:family="text">
      <style:text-properties officeooo:rsid="002cc984"/>
    </style:style>
    <style:style style:name="T11" style:family="text">
      <style:text-properties officeooo:rsid="0033e397"/>
    </style:style>
    <style:style style:name="T12" style:family="text">
      <style:text-properties officeooo:rsid="00396016"/>
    </style:style>
    <style:style style:name="T13" style:family="text">
      <style:text-properties officeooo:rsid="003b41c6"/>
    </style:style>
    <style:style style:name="T14" style:family="text">
      <style:text-properties officeooo:rsid="003c589d"/>
    </style:style>
    <style:style style:name="T15" style:family="text">
      <style:text-properties officeooo:rsid="003f2153"/>
    </style:style>
    <style:style style:name="T16" style:family="text">
      <style:text-properties officeooo:rsid="00412c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8">Compte Rendu</text:p>
      <text:p text:style-name="Standard"/>
      <text:p text:style-name="P12">b) Gestion transactionnelle</text:p>
      <text:p text:style-name="P11"/>
      <text:p text:style-name="P3"><text:span text:style-name="T6"><text:tab/>Question 1 </text:span>:</text:p>
      <text:p text:style-name="P3">Les opérations effectuées dans B n'apparaissent pas dans A</text:p>
      <text:p text:style-name="P1"/>
      <text:p text:style-name="P3"><text:span text:style-name="T6"><text:tab/>Question 2 </text:span>:</text:p>
      <text:p text:style-name="P3">Les opérations effectuées dans B apparaissent dans A</text:p>
      <text:p text:style-name="P2"/>
      <text:p text:style-name="P3"><text:span text:style-name="T6"><text:tab/>Question 3 </text:span>:</text:p>
      <text:p text:style-name="P4"><text:span text:style-name="T1">Lors de l'éxecution de cet ordonancement, on commence par débiter le compte n°11 avec l'utilisateur B. Ainsi, juste après, lorsque l'on essaye de créditer le compte n°11 avec A, celui-ci attend que B libère la ressource.</text:span></text:p>
      <text:p text:style-name="P5">On poursuit la transaction de B, et une fois le rollback effectué, l'opération de crédit de A se déclenche</text:p>
      <text:p text:style-name="P5"/>
      <text:p text:style-name="P3"><text:span text:style-name="T6"><text:tab/>Question 4 </text:span>:</text:p>
      <text:p text:style-name="P6">Le débit <text:span text:style-name="T2">engendré par</text:span> A n'est visible <text:span text:style-name="T2">par B </text:span>qu'une fois le commit <text:span text:style-name="T2">effectué par A</text:span></text:p>
      <text:p text:style-name="P6"/>
      <text:p text:style-name="P3"><text:span text:style-name="T6"><text:tab/>Question 5 </text:span>:</text:p>
      <text:p text:style-name="P8">Par défaut, le niveau d'isolation d'oracle est en readCommit</text:p>
      <text:p text:style-name="P9">Pour les écritures, il y a utilisation de verrous <text:span text:style-name="T4">non partagés pour les autres écritures</text:span></text:p>
      <text:p text:style-name="P10">Pour les lecture<text:span text:style-name="T7">s</text:span>, il ya utilisation de verrous partagé<text:span text:style-name="T5">s</text:span></text:p>
      <text:p text:style-name="P6"/>
      <text:p text:style-name="P6"/>
      <text:p text:style-name="P7">Niveau d'isolation : readCommit ou sérializable ?</text:p>
      <text:p text:style-name="P7"><text:tab/><text:span text:style-name="T3">Sérializable : il faut que les 2 sessions aient commit pour pouvoir lire et voir les modifs</text:span></text:p>
      <text:p text:style-name="P7"><text:tab/><text:span text:style-name="T3">readCommit : la transacation B doit commit pour que A puisse lire et voir les modifs</text:span></text:p>
      <text:p text:style-name="P7"/>
      <text:p text:style-name="P7"/>
      <text:p text:style-name="P13">c) Configuration des paramètres transactionnels via JDBC</text:p>
      <text:p text:style-name="P17"/>
      <text:p text:style-name="P16">Mes conclusion sont bonnes, <text:span text:style-name="T8">par défaut le niveau d'isolation est en readCommit</text:span></text:p>
      <text:p text:style-name="P16"/>
      <text:p text:style-name="P18"><text:span text:style-name="T6"><text:tab/>Question 1 </text:span>:</text:p>
      <text:p text:style-name="P21">La création d'un compte par B même après un commit n'apparaît pas dans <text:span text:style-name="T9">A (ne se passe rien si l'on débit sur A le compte crée par B). Pour voir le compte créé par B il aurait fallu que A commit avant de débiter (testé &amp; approuvé, comme ça le verrou lecture est libéré), ou alors que A ne sélectionne pas, dans ce cas il n'y a pas de verrou en lecture posé par A</text:span></text:p>
      <text:p text:style-name="P15"/>
      <text:p text:style-name="P19"><text:span text:style-name="T6"><text:tab/>Question 2 </text:span>:</text:p>
      <text:p text:style-name="P22">Affichage de la pile d'erreur</text:p>
      <text:p text:style-name="P22">java.sql.SQLException: ORA-08177: impossible de sérialiser l'accès pour cette transaction</text:p>
      <text:p text:style-name="P24">La transaction de A et de B n'est pas sérializable, or on est en mode sérializable</text:p>
      <text:p text:style-name="P19"/>
      <text:p text:style-name="P20"><text:tab/><text:span text:style-name="T6">Question 3 </text:span>:</text:p>
      <text:p text:style-name="P23">Les verrous en écritures lance<text:span text:style-name="T11">nt</text:span> des exceptions <text:span text:style-name="T10">si les transactions ne sont pas sérializables ?</text:span></text:p>
      <text:p text:style-name="P19"/>
      <text:p text:style-name="P19"/>
      <text:p text:style-name="P14">d) Gestion des erreurs</text:p>
      <text:p text:style-name="P16"><text:soft-page-break/></text:p>
      <text:p text:style-name="P25">Exemple de test<text:span text:style-name="T16">s</text:span> :</text:p>
      <text:p text:style-name="P25"/>
      <text:p text:style-name="P26">En mode sér<text:span text:style-name="T12">i</text:span>alizable</text:p>
      <text:p text:style-name="P26"/>
      <text:p text:style-name="P25">selectionA<text:tab/>selectionB<text:tab/>debitA<text:tab/><text:tab/>debitB → erreur 8177</text:p>
      <text:p text:style-name="P25"/>
      <text:p text:style-name="P26">selectionA<text:tab/>debitB<text:span text:style-name="T13">1</text:span><text:tab/><text:span text:style-name="T13">debitA2<text:tab/></text:span>debitA<text:span text:style-name="T13">1</text:span> → erreur 8177 →<text:span text:style-name="T14"> rollback()</text:span></text:p>
      <text:p text:style-name="P26"/>
      <text:p text:style-name="P27">debitA1<text:tab/>debitB2<text:tab/>debitA2<text:tab/>debitB1 →<text:span text:style-name="T15"> erreur 60 → rollback() sur 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fevreh </meta:initial-creator>
    <meta:creation-date>2014-10-13T12:59:58.296137480</meta:creation-date>
    <dc:date>2014-10-13T14:40:56.058686370</dc:date>
    <dc:creator>lefevreh </dc:creator>
    <meta:editing-duration>PT1H39M46S</meta:editing-duration>
    <meta:editing-cycles>69</meta:editing-cycles>
    <meta:generator>LibreOffice/4.2.4.2$Linux_X86_64 LibreOffice_project/420m0$Build-2</meta:generator>
    <meta:document-statistic meta:table-count="0" meta:image-count="0" meta:object-count="0" meta:page-count="2" meta:paragraph-count="34" meta:word-count="367" meta:character-count="2113" meta:non-whitespace-character-count="1768"/>
  </office:meta>
</office:document-meta>
</file>